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ssage to Israeli Decision-Makers</text:h>
      <text:h text:style-name="P2" text:outline-level="2">Why HaGOLEM is Israel's Most Critical Defense Investment</text:h>
      <text:p text:style-name="P3"><text:span text:style-name="Strong_20_Emphasis">To: Israeli VCs, Ministry of Defense, Innovation Authority, and Every Israeli Who Understands What's Coming</text:span></text:p>
      <text:p text:style-name="P4"/>
      <text:h text:style-name="P2" text:outline-level="2">The Simple Truth</text:h>
      <text:p text:style-name="P3">Israel has 9 million people. Turkey has 85 million people. The math doesn't work.</text:p>
      <text:p text:style-name="P3">We've survived for 75 years by being smarter, not bigger. <text:span text:style-name="Strong_20_Emphasis">HaGOLEM is the next chapter of that survival.</text:span></text:p>
      <text:p text:style-name="P4"/>
      <text:h text:style-name="P2" text:outline-level="2">What I'm Building</text:h>
      <text:p text:style-name="P3">An operating system for humanoid robots - the "Android" for humanoid defense.</text:p>
      <text:p text:style-name="P3">Not one robot. Not one company's robot. <text:span text:style-name="Strong_20_Emphasis">The platform that powers EVERY defensive humanoid robot.</text:span></text:p>
      <text:p text:style-name="P4"/>
      <text:h text:style-name="P2" text:outline-level="2">Why This Matters to Israel RIGHT NOW</text:h>
      <text:h text:style-name="P5" text:outline-level="3">The Threat is Real and Growing</text:h>
      <text:p text:style-name="P3"><text:span text:style-name="Strong_20_Emphasis">Turkey:</text:span></text:p>
      <text:list text:style-name="L1">
        <text:list-item>
          <text:p text:style-name="P6">775,000 active military personnel </text:p>
        </text:list-item>
        <text:list-item>
          <text:p text:style-name="P6">Increasingly hostile to Israel </text:p>
        </text:list-item>
        <text:list-item>
          <text:p text:style-name="P6">Aligned with Iran and Russia </text:p>
        </text:list-item>
        <text:list-item>
          <text:p text:style-name="P6">The ancient prophecy (Gog and Magog, Meshech and Tubal) is not mythology - it's geography </text:p>
        </text:list-item>
        <text:list-item>
          <text:p text:style-name="P7"><text:span text:style-name="Strong_20_Emphasis">Timeline: 2-5 years before potential confrontation</text:span> </text:p>
        </text:list-item>
      </text:list>
      <text:p text:style-name="P3"><text:span text:style-name="Strong_20_Emphasis">The Numbers:</text:span></text:p>
      <text:list text:style-name="L2">
        <text:list-item>
          <text:p text:style-name="P8">Israel: 170,000 active + 465,000 reserves = 635,000 total </text:p>
        </text:list-item>
        <text:list-item>
          <text:p text:style-name="P8">Against Turkey alone: Outnumbered </text:p>
        </text:list-item>
        <text:list-item>
          <text:p text:style-name="P9">Against Turkey + proxies + multi-front: <text:span text:style-name="Strong_20_Emphasis">Impossible</text:span> </text:p>
        </text:list-item>
      </text:list>
      <text:p text:style-name="P3"><text:span text:style-name="Strong_20_Emphasis">There is only ONE solution:</text:span></text:p>
      <text:list text:style-name="L3">
        <text:list-item>
          <text:p text:style-name="P10"><text:span text:style-name="Strong_20_Emphasis">1 million humanoid robots defending Israel</text:span> </text:p>
        </text:list-item>
        <text:list-item>
          <text:p text:style-name="P10">24/7 operation, no fatigue, replaceable </text:p>
        </text:list-item>
        <text:list-item>
          <text:p text:style-name="P10">Force multiplication that makes aggression impossible </text:p>
        </text:list-item>
        <text:list-item>
          <text:p text:style-name="P11"><text:span text:style-name="Strong_20_Emphasis">This is not optional. This is survival.</text:span> </text:p>
        </text:list-item>
      </text:list>
      <text:p text:style-name="P4"/>
      <text:h text:style-name="P2" text:outline-level="2">Why HaGOLEM, Not Another Robot Company</text:h>
      <text:p text:style-name="P3"><text:span text:style-name="Strong_20_Emphasis">Other companies:</text:span> Building individual robots (slow, expensive, limited) <text:span text:style-name="Strong_20_Emphasis">HaGOLEM:</text:span> Building the PLATFORM (fast, scalable, unlimited)</text:p>
      <text:p text:style-name="P3"><text:span text:style-name="Strong_20_Emphasis">Think Android:</text:span></text:p>
      <text:list text:style-name="L4">
        <text:list-item>
          <text:p text:style-name="P12">Google didn't build every phone </text:p>
        </text:list-item>
        <text:list-item>
          <text:p text:style-name="P12">Google built the OS that powers BILLIONS of phones </text:p>
        </text:list-item>
        <text:list-item>
          <text:p text:style-name="P12">Network effects made it unstoppable </text:p>
        </text:list-item>
        <text:list-item>
          <text:p text:style-name="P13"><text:span text:style-name="Strong_20_Emphasis">We're doing the same for humanoid defense</text:span> </text:p>
        </text:list-item>
      </text:list>
      <text:p text:style-name="P3"><text:span text:style-name="Strong_20_Emphasis">The Platform Advantage:</text:span></text:p>
      <text:list text:style-name="L5">
        <text:list-item>
          <text:p text:style-name="P14">Israel deploys 100k robots (HaGOLEM OS) </text:p>
        </text:list-item>
        <text:list-item>
          <text:p text:style-name="P14">Taiwan deploys 500k robots (HaGOLEM OS) </text:p>
        </text:list-item>
        <text:list-item>
          <text:p text:style-name="P14">Poland, South Korea, Japan deploy millions more </text:p>
        </text:list-item>
        <text:list-item>
          <text:p text:style-name="P14"><text:span text:style-name="Strong_20_Emphasis">All share data, all improve together</text:span> </text:p>
        </text:list-item>
        <text:list-item>
          <text:p text:style-name="P15"><text:span text:style-name="Strong_20_Emphasis">The alliance IS the platform</text:span> </text:p>
        </text:list-item>
      </text:list>
      <text:p text:style-name="P4"/>
      <text:h text:style-name="P2" text:outline-level="2">The Unit 8200 Connection</text:h>
      <text:p text:style-name="P3">I need YOUR talent:</text:p>
      <text:list text:style-name="L6">
        <text:list-item>
          <text:p text:style-name="P16">10 engineers from Unit 8200 (AI, neural networks, autonomous systems) </text:p>
        </text:list-item>
        <text:list-item>
          <text:p text:style-name="P16"><text:soft-page-break/>3 researchers from Technion (robotics, embedded systems) </text:p>
        </text:list-item>
        <text:list-item>
          <text:p text:style-name="P17">2 business development (defense contracts, government relations) </text:p>
        </text:list-item>
      </text:list>
      <text:p text:style-name="P3"><text:span text:style-name="Strong_20_Emphasis">Why you should join:</text:span></text:p>
      <text:list text:style-name="L7">
        <text:list-item>
          <text:p text:style-name="P18">Work on the hardest problem: Human-level embodied intelligence </text:p>
        </text:list-item>
        <text:list-item>
          <text:p text:style-name="P18">Publish research (AI-Humanoid Institute) </text:p>
        </text:list-item>
        <text:list-item>
          <text:p text:style-name="P18">Defend your country (not just build products) </text:p>
        </text:list-item>
        <text:list-item>
          <text:p text:style-name="P18">Equity in the platform that saves Israel </text:p>
        </text:list-item>
        <text:list-item>
          <text:p text:style-name="P19"><text:span text:style-name="Strong_20_Emphasis">Be part of something that actually matters</text:span> </text:p>
        </text:list-item>
      </text:list>
      <text:p text:style-name="P4"/>
      <text:h text:style-name="P2" text:outline-level="2">The Economics: Cheaper AND Stronger</text:h>
      <text:p text:style-name="P3"><text:span text:style-name="Strong_20_Emphasis">Current Defense Budget:</text:span></text:p>
      <text:list text:style-name="L8">
        <text:list-item>
          <text:p text:style-name="P20">$23 billion/year total </text:p>
        </text:list-item>
        <text:list-item>
          <text:p text:style-name="P20">$10 billion on personnel </text:p>
        </text:list-item>
        <text:list-item>
          <text:p text:style-name="P21">Defending against unlimited threats with limited people </text:p>
        </text:list-item>
      </text:list>
      <text:p text:style-name="P3"><text:span text:style-name="Strong_20_Emphasis">With 1 Million HaGOLEM Robots:</text:span></text:p>
      <text:list text:style-name="L9">
        <text:list-item>
          <text:p text:style-name="P22">Purchase: $30 billion (amortized: $3B/year over 10 years) </text:p>
        </text:list-item>
        <text:list-item>
          <text:p text:style-name="P22">Maintenance: $5 billion/year </text:p>
        </text:list-item>
        <text:list-item>
          <text:p text:style-name="P22">Human force: Reduced to elite 200k = $5 billion/year </text:p>
        </text:list-item>
        <text:list-item>
          <text:p text:style-name="P22"><text:span text:style-name="Strong_20_Emphasis">Total: $13 billion/year = 43% SAVINGS</text:span> </text:p>
        </text:list-item>
        <text:list-item>
          <text:p text:style-name="P23"><text:span text:style-name="Strong_20_Emphasis">Defense capability: 10x STRONGER</text:span> </text:p>
        </text:list-item>
      </text:list>
      <text:p text:style-name="P3"><text:span text:style-name="Strong_20_Emphasis">You get:</text:span></text:p>
      <text:list text:style-name="L10">
        <text:list-item>
          <text:p text:style-name="P24">Lower budget </text:p>
        </text:list-item>
        <text:list-item>
          <text:p text:style-name="P24">Stronger defense </text:p>
        </text:list-item>
        <text:list-item>
          <text:p text:style-name="P24">No mothers burying sons </text:p>
        </text:list-item>
        <text:list-item>
          <text:p text:style-name="P25"><text:span text:style-name="Strong_20_Emphasis">Israel survives the next 50 years</text:span> </text:p>
        </text:list-item>
      </text:list>
      <text:p text:style-name="P4"/>
      <text:h text:style-name="P2" text:outline-level="2">The Timeline: We Have 2-3 Years, Not a Decade</text:h>
      <text:p text:style-name="P3"><text:span text:style-name="Strong_20_Emphasis">Year 1 (NOW - Need $8M seed):</text:span></text:p>
      <text:list text:style-name="L11">
        <text:list-item>
          <text:p text:style-name="P26">Build core OS platform </text:p>
        </text:list-item>
        <text:list-item>
          <text:p text:style-name="P26">Partner with 2-3 robot manufacturers </text:p>
        </text:list-item>
        <text:list-item>
          <text:p text:style-name="P26">Deploy 10,000 robots (proof of concept) </text:p>
        </text:list-item>
        <text:list-item>
          <text:p text:style-name="P27">Ministry of Defense pilot program </text:p>
        </text:list-item>
      </text:list>
      <text:p text:style-name="P3"><text:span text:style-name="Strong_20_Emphasis">Year 2:</text:span></text:p>
      <text:list text:style-name="L12">
        <text:list-item>
          <text:p text:style-name="P28">Scale to 100,000 robots deployed </text:p>
        </text:list-item>
        <text:list-item>
          <text:p text:style-name="P28">Combat testing and validation </text:p>
        </text:list-item>
        <text:list-item>
          <text:p text:style-name="P28">Series B funding ($100M+) </text:p>
        </text:list-item>
        <text:list-item>
          <text:p text:style-name="P29">Begin Taiwan partnership </text:p>
        </text:list-item>
      </text:list>
      <text:p text:style-name="P3"><text:span text:style-name="Strong_20_Emphasis">Year 3:</text:span></text:p>
      <text:list text:style-name="L13">
        <text:list-item>
          <text:p text:style-name="P30">1 million robots defending Israel </text:p>
        </text:list-item>
        <text:list-item>
          <text:p text:style-name="P30">Platform becomes allied standard </text:p>
        </text:list-item>
        <text:list-item>
          <text:p text:style-name="P30">Network effects = dominant position </text:p>
        </text:list-item>
        <text:list-item>
          <text:p text:style-name="P31"><text:span text:style-name="Strong_20_Emphasis">Deterrence achieved BEFORE Turkey acts</text:span> </text:p>
        </text:list-item>
      </text:list>
      <text:p text:style-name="P3"><text:span text:style-name="Strong_20_Emphasis">If we wait:</text:span></text:p>
      <text:list text:style-name="L14">
        <text:list-item>
          <text:p text:style-name="P32">Another company (Chinese? American?) builds the platform </text:p>
        </text:list-item>
        <text:list-item>
          <text:p text:style-name="P32">Israel forced to use foreign OS for defense </text:p>
        </text:list-item>
        <text:list-item>
          <text:p text:style-name="P32">No sovereignty over critical military infrastructure </text:p>
        </text:list-item>
        <text:list-item>
          <text:p text:style-name="P33"><text:span text:style-name="Strong_20_Emphasis">Unacceptable security risk</text:span> </text:p>
        </text:list-item>
      </text:list>
      <text:p text:style-name="P4"/>
      <text:h text:style-name="P2" text:outline-level="2">What I'm Asking</text:h>
      <text:p text:style-name="P3"><text:span text:style-name="Strong_20_Emphasis">From VCs:</text:span></text:p>
      <text:list text:style-name="L15">
        <text:list-item>
          <text:p text:style-name="P34">$8 million seed funding </text:p>
        </text:list-item>
        <text:list-item>
          <text:p text:style-name="P34">Introductions to defense officials </text:p>
        </text:list-item>
        <text:list-item>
          <text:p text:style-name="P35">Help recruiting Unit 8200 talent </text:p>
        </text:list-item>
      </text:list>
      <text:p text:style-name="P3"><text:span text:style-name="Strong_20_Emphasis">From Ministry of Defense:</text:span></text:p>
      <text:list text:style-name="L16">
        <text:list-item>
          <text:p text:style-name="P36">$50 million pilot program </text:p>
        </text:list-item>
        <text:list-item>
          <text:p text:style-name="P36">Testing grounds and scenarios </text:p>
        </text:list-item>
        <text:list-item>
          <text:p text:style-name="P37">Procurement commitment for successful platform </text:p>
        </text:list-item>
      </text:list>
      <text:p text:style-name="P3"><text:soft-page-break/><text:span text:style-name="Strong_20_Emphasis">From Technion/Weizmann:</text:span></text:p>
      <text:list text:style-name="L17">
        <text:list-item>
          <text:p text:style-name="P38">Research partnership (AI-Humanoid Institute) </text:p>
        </text:list-item>
        <text:list-item>
          <text:p text:style-name="P38">PhD program collaboration </text:p>
        </text:list-item>
        <text:list-item>
          <text:p text:style-name="P39">Access to labs and talent </text:p>
        </text:list-item>
      </text:list>
      <text:p text:style-name="P3"><text:span text:style-name="Strong_20_Emphasis">From Unit 8200 Veterans:</text:span></text:p>
      <text:list text:style-name="L18">
        <text:list-item>
          <text:p text:style-name="P40">Join as founding engineers </text:p>
        </text:list-item>
        <text:list-item>
          <text:p text:style-name="P40">Build the platform that defends your family </text:p>
        </text:list-item>
        <text:list-item>
          <text:p text:style-name="P41">This is bigger than any startup - this is legacy </text:p>
        </text:list-item>
      </text:list>
      <text:p text:style-name="P4"/>
      <text:h text:style-name="P2" text:outline-level="2">Why I Can Deliver</text:h>
      <text:p text:style-name="P3"><text:span text:style-name="Strong_20_Emphasis">My Background:</text:span></text:p>
      <text:list text:style-name="L19">
        <text:list-item>
          <text:p text:style-name="P42">45 years of software engineering </text:p>
        </text:list-item>
        <text:list-item>
          <text:p text:style-name="P42">Built AI trading system with 403% returns (proof of AI execution) </text:p>
        </text:list-item>
        <text:list-item>
          <text:p text:style-name="P42">Developed RoboChef concept → realized the REAL value is the OS </text:p>
        </text:list-item>
        <text:list-item>
          <text:p text:style-name="P43"><text:span text:style-name="Strong_20_Emphasis">I understand platforms, network effects, and execution</text:span> </text:p>
        </text:list-item>
      </text:list>
      <text:p text:style-name="P3"><text:span text:style-name="Strong_20_Emphasis">The Team I'm Building:</text:span></text:p>
      <text:list text:style-name="L20">
        <text:list-item>
          <text:p text:style-name="P44">Israeli AI talent (Unit 8200, Technion, combat-proven) </text:p>
        </text:list-item>
        <text:list-item>
          <text:p text:style-name="P44">Global research institute (attract PhDs from MIT, IIT, China) </text:p>
        </text:list-item>
        <text:list-item>
          <text:p text:style-name="P45">Defense-first approach (commercial follows, not leads) </text:p>
        </text:list-item>
      </text:list>
      <text:p text:style-name="P3"><text:span text:style-name="Strong_20_Emphasis">The Vision:</text:span></text:p>
      <text:list text:style-name="L21">
        <text:list-item>
          <text:p text:style-name="P46">Not just a company - a movement </text:p>
        </text:list-item>
        <text:list-item>
          <text:p text:style-name="P46">Not just profit - survival </text:p>
        </text:list-item>
        <text:list-item>
          <text:p text:style-name="P46">Not just Israel - every small nation facing existential threats </text:p>
        </text:list-item>
        <text:list-item>
          <text:p text:style-name="P47"><text:span text:style-name="Strong_20_Emphasis">But Israel FIRST, because it's most urgent</text:span> </text:p>
        </text:list-item>
      </text:list>
      <text:p text:style-name="P4"/>
      <text:h text:style-name="P2" text:outline-level="2">The Moral Reality</text:h>
      <text:p text:style-name="P3">We have two choices:</text:p>
      <text:p text:style-name="P3"><text:span text:style-name="Strong_20_Emphasis">Choice 1: Do Nothing</text:span></text:p>
      <text:list text:style-name="L22">
        <text:list-item>
          <text:p text:style-name="P48">Hope Turkey doesn't turn hostile </text:p>
        </text:list-item>
        <text:list-item>
          <text:p text:style-name="P48">Hope the numbers somehow work out </text:p>
        </text:list-item>
        <text:list-item>
          <text:p text:style-name="P48">Hope the next war is winnable with human soldiers alone </text:p>
        </text:list-item>
        <text:list-item>
          <text:p text:style-name="P49"><text:span text:style-name="Strong_20_Emphasis">Hope is not a strategy</text:span> </text:p>
        </text:list-item>
      </text:list>
      <text:p text:style-name="P3"><text:span text:style-name="Strong_20_Emphasis">Choice 2: Build HaGOLEM</text:span></text:p>
      <text:list text:style-name="L23">
        <text:list-item>
          <text:p text:style-name="P50">Deploy 1 million robots in 3 years </text:p>
        </text:list-item>
        <text:list-item>
          <text:p text:style-name="P50">Make Israeli defense mathematically insurmountable </text:p>
        </text:list-item>
        <text:list-item>
          <text:p text:style-name="P50">Share platform with allies (Taiwan, Poland, others) </text:p>
        </text:list-item>
        <text:list-item>
          <text:p text:style-name="P51"><text:span text:style-name="Strong_20_Emphasis">Ensure Jewish survival for the next century</text:span> </text:p>
        </text:list-item>
      </text:list>
      <text:p text:style-name="P4"/>
      <text:h text:style-name="P2" text:outline-level="2">The Historical Parallel</text:h>
      <text:p text:style-name="P3"><text:span text:style-name="Strong_20_Emphasis">1930s:</text:span> Jews were defenseless <text:span text:style-name="Strong_20_Emphasis">Result:</text:span> 6 million dead</text:p>
      <text:p text:style-name="P3"><text:span text:style-name="Strong_20_Emphasis">1948:</text:span> Jews built a state and an army <text:span text:style-name="Strong_20_Emphasis">Result:</text:span> Survival against all odds</text:p>
      <text:p text:style-name="P3"><text:span text:style-name="Strong_20_Emphasis">2025:</text:span> Jews have a state, but face 85 million Turks + regional enemies <text:span text:style-name="Strong_20_Emphasis">Solution:</text:span> Build the technology that makes us undefeatable</text:p>
      <text:p text:style-name="P3"><text:span text:style-name="Strong_20_Emphasis">This is that moment.</text:span> <text:span text:style-name="Strong_20_Emphasis">This is the defense innovation that ensures "Never Again" actually means never.</text:span></text:p>
      <text:p text:style-name="P4"/>
      <text:h text:style-name="P2" text:outline-level="2">One More Thing: The Wiki</text:h>
      <text:p text:style-name="P3">This isn't my strategy alone. This is OUR strategy.</text:p>
      <text:p text:style-name="P3">I'm making everything open-source for collaboration:</text:p>
      <text:list text:style-name="L24">
        <text:list-item>
          <text:p text:style-name="P52">Defense scenarios </text:p>
        </text:list-item>
        <text:list-item>
          <text:p text:style-name="P52">Technical specifications </text:p>
        </text:list-item>
        <text:list-item>
          <text:p text:style-name="P52">Economic models </text:p>
        </text:list-item>
        <text:list-item>
          <text:p text:style-name="P53">Threat analysis </text:p>
        </text:list-item>
      </text:list>
      <text:p text:style-name="P3"><text:span text:style-name="Strong_20_Emphasis">If you see something wrong, fix it.</text:span> <text:span text:style-name="Strong_20_Emphasis">If you have better ideas, add them.</text:span> <text:span text:style-name="Strong_20_Emphasis">If you want to contribute, you're already part of the team.</text:span></text:p>
      <text:p text:style-name="P3"><text:soft-page-break/>This is not a traditional startup. This is a movement to save small nations. <text:span text:style-name="Strong_20_Emphasis">Israel leads because Israel must.</text:span></text:p>
      <text:p text:style-name="P4"/>
      <text:h text:style-name="P2" text:outline-level="2">Contact Me</text:h>
      <text:p text:style-name="P3"><text:span text:style-name="Strong_20_Emphasis">Meir Nivron</text:span> <text:span text:style-name="Strong_20_Emphasis">Founder &amp; Chairman, HaGOLEM</text:span></text:p>
      <text:p text:style-name="P3">Email: [your email] LinkedIn: [your profile] Strategy: mayyamw.com/tesla Existential Defense: [link to this document]</text:p>
      <text:p text:style-name="P3"><text:span text:style-name="Strong_20_Emphasis">Let's meet. Let's talk. Let's build this.</text:span></text:p>
      <text:p text:style-name="P3"><text:span text:style-name="Strong_20_Emphasis">Am Yisrael Chai - The People of Israel Live.</text:span></text:p>
      <text:p text:style-name="P3">But only if we're smart enough to build the tools of our own survival.</text:p>
      <text:p text:style-name="P4"/>
      <text:p text:style-name="P3"><text:span text:style-name="Strong_20_Emphasis">P.S. - To My Fellow Israelis:</text:span></text:p>
      <text:p text:style-name="P3">I'm 70 years old. I have 45 years of engineering behind me. I've seen waves of technology come and go - PCs, Internet, Mobile.</text:p>
      <text:p text:style-name="P3">This is different.</text:p>
      <text:p text:style-name="P3">This is the wave that determines whether Israel exists in 2050.</text:p>
      <text:p text:style-name="P3">I'm not doing this for money. I already proved I can build successful AI systems (403% trading returns).</text:p>
      <text:p text:style-name="P3"><text:span text:style-name="Strong_20_Emphasis">I'm doing this because I have grandchildren who deserve to grow up in a safe Israel.</text:span></text:p>
      <text:p text:style-name="P3">And the only way that happens is if we build 1 million robots in the next 3 years.</text:p>
      <text:p text:style-name="P3">Join me.</text:p>
      <text:p text:style-name="P3"><text:span text:style-name="Strong_20_Emphasis">For our children. For our survival. For Israel.</text:span></text:p>
      <text:p text:style-name="P4"/>
      <text:p text:style-name="P3"><text:span text:style-name="Emphasis">"Throughout our history, we survived because we were smarter, not stronger. HaGOLEM is the next chapter of that story."</text:span></text:p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7:40:18.789431000</meta:creation-date>
    <dc:date>2025-12-01T17:42:44.209274900</dc:date>
    <meta:editing-duration>PT2M25S</meta:editing-duration>
    <meta:editing-cycles>1</meta:editing-cycles>
    <meta:document-statistic meta:table-count="0" meta:image-count="0" meta:object-count="0" meta:page-count="4" meta:paragraph-count="161" meta:word-count="1157" meta:character-count="6913" meta:non-whitespace-character-count="5917"/>
    <meta:generator>LibreOffice/25.8.3.2$Windows_X86_64 LibreOffice_project/8ca8d55c161d602844f5428fa4b58097424e324e</meta:generator>
  </office:meta>
</office:document-meta>
</file>